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runge" svg:font-family="Grunge" style:font-pitch="variable"/>
    <style:font-face style:name="Notepad" svg:font-family="Notepa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Notepad" fo:font-size="34pt" fo:font-style="italic" fo:font-weight="bold" style:font-size-asian="34pt" style:font-style-asian="italic" style:font-weight-asian="bold" style:font-size-complex="3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cm" svg:y="0.486cm" presentation:class="title" presentation:user-transformed="true">
          <draw:text-box>
            <text:p>Nested Trait Composition For Modular Software Development<text:line-break/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<text:s/></text:span><text:span text:style-name="T1">Marco Servetto (marco.servetto@ecs.vuw.ac.nz)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What if traits have nested classes?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runge" svg:font-family="Grunge" style:font-pitch="variable"/>
    <style:font-face style:name="Notepad" svg:font-family="Notepa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13:46:10.585646575</meta:creation-date>
    <meta:generator>LibreOffice/5.4.4.2$Linux_X86_64 LibreOffice_project/2524958677847fb3bb44820e40380acbe820f960</meta:generator>
    <dc:date>2018-11-27T14:31:33.639395469</dc:date>
    <meta:editing-duration>PT13M18S</meta:editing-duration>
    <meta:editing-cycles>2</meta:editing-cycles>
    <meta:document-statistic meta:object-count="25"/>
  </office:meta>
</office:document-meta>
</file>